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e6c" officeooo:paragraph-rsid="00141e6c"/>
    </style:style>
    <style:style style:name="P2" style:family="paragraph" style:parent-style-name="Standard">
      <style:text-properties officeooo:rsid="0015b21b" officeooo:paragraph-rsid="0015b21b"/>
    </style:style>
    <style:style style:name="P3" style:family="paragraph" style:parent-style-name="Standard">
      <style:text-properties officeooo:rsid="00165742" officeooo:paragraph-rsid="00165742"/>
    </style:style>
    <style:style style:name="P4" style:family="paragraph" style:parent-style-name="Standard">
      <style:text-properties officeooo:rsid="00165742" officeooo:paragraph-rsid="001a8413"/>
    </style:style>
    <style:style style:name="P5" style:family="paragraph" style:parent-style-name="Standard">
      <style:text-properties officeooo:rsid="00165742" officeooo:paragraph-rsid="001ce563"/>
    </style:style>
    <style:style style:name="P6" style:family="paragraph" style:parent-style-name="Standard">
      <style:text-properties officeooo:rsid="001a8413" officeooo:paragraph-rsid="001a8413"/>
    </style:style>
    <style:style style:name="P7" style:family="paragraph" style:parent-style-name="Standard">
      <style:text-properties officeooo:rsid="001ee406" officeooo:paragraph-rsid="001ee406"/>
    </style:style>
    <style:style style:name="P8" style:family="paragraph" style:parent-style-name="Standard">
      <style:text-properties officeooo:rsid="001ee406" officeooo:paragraph-rsid="002254ae"/>
    </style:style>
    <style:style style:name="P9" style:family="paragraph" style:parent-style-name="Standard">
      <style:text-properties officeooo:rsid="002039d6" officeooo:paragraph-rsid="002039d6"/>
    </style:style>
    <style:style style:name="P10" style:family="paragraph" style:parent-style-name="Standard">
      <style:text-properties fo:font-weight="bold" officeooo:rsid="001ee406" officeooo:paragraph-rsid="001ee406" style:font-weight-asian="bold" style:font-weight-complex="bold"/>
    </style:style>
    <style:style style:name="P11" style:family="paragraph" style:parent-style-name="Standard">
      <style:text-properties officeooo:rsid="002254ae" officeooo:paragraph-rsid="002254ae"/>
    </style:style>
    <style:style style:name="T1" style:family="text">
      <style:text-properties officeooo:rsid="00184f86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officeooo:rsid="002039d6"/>
    </style:style>
    <style:style style:name="T4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networking</text:p>
      <text:p text:style-name="P1">this network enables user to link to a docker container <text:s/>to as many networks </text:p>
      <text:p text:style-name="P2">docker network ls </text:p>
      <text:p text:style-name="P2">create two containers</text:p>
      <text:p text:style-name="P2">docker network inspect bridge</text:p>
      <text:p text:style-name="P2"/>
      <text:p text:style-name="P3">commands <text:span text:style-name="T1">to build docker image , container and networking</text:span></text:p>
      <text:p text:style-name="P3"/>
      <text:p text:style-name="P5"><text:span text:style-name="T2">docker build -t backendimage .</text:span><text:line-break/><text:span text:style-name="T2">sudo chmod 777 /var/run/docker.sock</text:span><text:line-break/><text:span text:style-name="T2">docker images</text:span><text:line-break/><text:span text:style-name="T2">go to client</text:span><text:line-break/><text:span text:style-name="T2">docker build -t frontendimage .</text:span><text:line-break/><text:span text:style-name="T2">sudo chmod 777 /var/run/docker.sock</text:span><text:line-break/><text:span text:style-name="T2">docker imagessudo docker network create --driver bridge my-net</text:span><text:line-break/><text:span text:style-name="T2">sudo docker network ls </text:span></text:p>
      <text:p text:style-name="P5"><text:span text:style-name="T2">docker run -itd --network my-net -p 7000:7000 --name backcon backendimage</text:span><text:line-break/><text:span text:style-name="T2">docker ps</text:span><text:line-break/><text:span text:style-name="T2">cd ..</text:span><text:line-break/><text:span text:style-name="T2">cd client</text:span><text:line-break/><text:span text:style-name="T2">docker run -itd --network my-net -p 3000:3000 --name frontcon frontendimage</text:span><text:line-break/><text:span text:style-name="T2">docker ps</text:span><text:line-break/><text:span text:style-name="T2">docker inspect my-net</text:span></text:p>
      <text:p text:style-name="P4"><text:span text:style-name="T2">apt update<text:line-break/>apt install iputils-ping</text:span><text:line-break/><text:span text:style-name="T2">docker exec -it frontcon sh</text:span><text:line-break/><text:span text:style-name="T2">docker ps</text:span><text:line-break/><text:span text:style-name="T2">npx kill-port 7000</text:span><text:line-break/><text:span text:style-name="T2">npx kill-port 3000</text:span><text:line-break/><text:span text:style-name="T2">docker stop backcon</text:span><text:line-break/><text:span text:style-name="T2">docker ps</text:span><text:line-break/><text:span text:style-name="T2">docker start backcon</text:span><text:line-break/><text:span text:style-name="T2">docker ps</text:span></text:p>
      <text:p text:style-name="P6">To create a docker image and container</text:p>
      <text:p text:style-name="P6">cd python-udemy-100days/</text:p>
      <text:p text:style-name="P6"><text:s/>1996 <text:s/>ls</text:p>
      <text:p text:style-name="P6"><text:s/>1997 <text:s/>docker images</text:p>
      <text:p text:style-name="P6"><text:s/>1998 <text:s/>docker build -itd <text:s/>myweb .</text:p>
      <text:p text:style-name="P6"><text:s/>1999 <text:s/>docker build -d <text:s/>myweb .</text:p>
      <text:p text:style-name="P6"><text:s/>2000 <text:s/>docker build -t <text:s/>myweb .</text:p>
      <text:p text:style-name="P6"><text:s/>2001 <text:s/>docker run -d -p 80:80 tag_name</text:p>
      <text:p text:style-name="P6"><text:s/>2002 <text:s/>docker run -d -p 80:80 myweb</text:p>
      <text:p text:style-name="P6"><text:s/>2003 <text:s/>cd</text:p>
      <text:p text:style-name="P6"><text:s/>2004 <text:s/>service apache2 status</text:p>
      <text:p text:style-name="P6"><text:s/>2005 <text:s/>service apache2 stop</text:p>
      <text:p text:style-name="P6"><text:s/>2006 <text:s/>service apache2 status</text:p>
      <text:p text:style-name="P6"><text:s/>2007 <text:s/>docker ps -a</text:p>
      <text:p text:style-name="P6"><text:s/>2008 <text:s/>docker rm 82f2</text:p>
      <text:p text:style-name="P6"><text:s/>2009 <text:s/>docker run -d -p 80:80 myweb</text:p>
      <text:p text:style-name="P6"><text:s/>2010 <text:s/>history</text:p>
      <text:p text:style-name="P6"/>
      <text:p text:style-name="P6"/>
      <text:p text:style-name="P6"/>
      <text:p text:style-name="P6"/>
      <text:p text:style-name="P10"><text:soft-page-break/>docker commands</text:p>
      <text:p text:style-name="P7">docker build -t <text:span text:style-name="T3">backendimage .</text:span></text:p>
      <text:p text:style-name="P9">docker run -itd -p 7000:7000 –name=backcont <text:s/>backendimage</text:p>
      <text:p text:style-name="P9">docker network ls</text:p>
      <text:p text:style-name="P9">docker network create - - driver bridge mynet </text:p>
      <text:p text:style-name="P9">docker run -itd --name=backcont -p 7000:7000 --network devil-net backendimage</text:p>
      <text:p text:style-name="P11">docker container prune</text:p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1:34:12.080676778</meta:creation-date>
    <dc:date>2023-09-08T13:28:58.484504720</dc:date>
    <meta:editing-duration>PT2H28M2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250" meta:character-count="1552" meta:non-whitespace-character-count="1303"/>
  </office:meta>
</office:document-meta>
</file>